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ge-content" style:vertical-rel="page" style:horizontal-pos="center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 2" text:anchor-type="paragraph" svg:x="0in" svg:y="3.04167in" svg:width="3.26875in" svg:height="2.13542in" style:rel-width="scale" style:rel-height="scale"><draw:image xlink:href="media/image1.png" xlink:type="simple" xlink:show="embed" xlink:actuate="onLoad"/><svg:title/><svg:desc/></draw:frame><draw:frame draw:style-name="a1" draw:name="Image 3" text:anchor-type="as-char" svg:x="0in" svg:y="0in" svg:width="3.03383in" svg:height="1.98699in" style:rel-width="scale" style:rel-height="scale"><draw:image xlink:href="media/image2.png" xlink:type="simple" xlink:show="embed" xlink:actuate="onLoad"/><svg:title/><svg:desc/></draw:frame><draw:frame draw:style-name="a2" draw:name="Image 1" text:anchor-type="as-char" svg:x="0in" svg:y="0in" svg:width="3.08621in" svg:height="2.03911in" style:rel-width="scale" style:rel-height="scale"><draw:image xlink:href="media/image3.png" xlink:type="simple" xlink:show="embed" xlink:actuate="onLoad"/><svg:title/><svg:desc/></draw:frame><text:s text:c="15"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men.ellefi2022@outlook.fr</meta:initial-creator>
    <dc:creator>imen.ellefi2022@outlook.fr</dc:creator>
    <meta:creation-date>2022-10-17T11:55:00Z</meta:creation-date>
    <dc:date>2022-10-17T13:41:00Z</dc:date>
    <meta:template xlink:href="Normal" xlink:type="simple"/>
    <meta:editing-cycles>1</meta:editing-cycles>
    <meta:editing-duration>PT540S</meta:editing-duration>
    <meta:document-statistic meta:page-count="1" meta:paragraph-count="1" meta:word-count="3" meta:character-count="20" meta:row-count="1" meta:non-whitespace-character-count="18"/>
  </office:meta>
</office:document-meta>
</file>